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1Z33"/>SURAT KEPUTUSAN</text:p>
      <text:p text:style-name="P9">No. / 422 / 454 /Adm.Sek</text:p>
      <text:p text:style-name="P10"/>
      <text:p text:style-name="P11">Berdasarkan :</text:p>
      <text:list xml:id="list143802182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4195157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1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1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1Z33"/><text:bookmark-end text:name="_Hlk481362583MailMergeMark2020-05-06T04:28:41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3.376412703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